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433cm"/>
    </style:style>
    <style:style style:name="co2" style:family="table-column">
      <style:table-column-properties fo:break-before="auto" style:column-width="12.68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.974cm" fo:break-before="auto" style:use-optimal-row-height="false"/>
    </style:style>
    <style:style style:name="ro2" style:family="table-row">
      <style:table-row-properties style:row-height="2.184cm" fo:break-before="auto" style:use-optimal-row-height="false"/>
    </style:style>
    <style:style style:name="ro3" style:family="table-row">
      <style:table-row-properties style:row-height="2.395cm" fo:break-before="auto" style:use-optimal-row-height="false"/>
    </style:style>
    <style:style style:name="ro4" style:family="table-row">
      <style:table-row-properties style:row-height="3.87cm" fo:break-before="auto" style:use-optimal-row-height="false"/>
    </style:style>
    <style:style style:name="ro5" style:family="table-row">
      <style:table-row-properties style:row-height="1.947cm" fo:break-before="auto" style:use-optimal-row-height="false"/>
    </style:style>
    <style:style style:name="ro6" style:family="table-row">
      <style:table-row-properties style:row-height="1.868cm" fo:break-before="auto" style:use-optimal-row-height="false"/>
    </style:style>
    <style:style style:name="ro7" style:family="table-row">
      <style:table-row-properties style:row-height="2.473cm" fo:break-before="auto" style:use-optimal-row-height="false"/>
    </style:style>
    <style:style style:name="ro8" style:family="table-row">
      <style:table-row-properties style:row-height="2.422cm" fo:break-before="auto" style:use-optimal-row-height="false"/>
    </style:style>
    <style:style style:name="ro9" style:family="table-row">
      <style:table-row-properties style:row-height="2.658cm" fo:break-before="auto" style:use-optimal-row-height="false"/>
    </style:style>
    <style:style style:name="ro10" style:family="table-row">
      <style:table-row-properties style:row-height="3.133cm" fo:break-before="auto" style:use-optimal-row-height="false"/>
    </style:style>
    <style:style style:name="ro11" style:family="table-row">
      <style:table-row-properties style:row-height="8.082cm" fo:break-before="auto" style:use-optimal-row-height="false"/>
    </style:style>
    <style:style style:name="ro12" style:family="table-row">
      <style:table-row-properties style:row-height="2.106cm" fo:break-before="auto" style:use-optimal-row-height="false"/>
    </style:style>
    <style:style style:name="ro13" style:family="table-row">
      <style:table-row-properties style:row-height="1.789cm" fo:break-before="auto" style:use-optimal-row-height="false"/>
    </style:style>
    <style:style style:name="ro14" style:family="table-row">
      <style:table-row-properties style:row-height="1.605cm" fo:break-before="auto" style:use-optimal-row-height="false"/>
    </style:style>
    <style:style style:name="ro15" style:family="table-row">
      <style:table-row-properties style:row-height="1.499cm" fo:break-before="auto" style:use-optimal-row-height="false"/>
    </style:style>
    <style:style style:name="ro16" style:family="table-row">
      <style:table-row-properties style:row-height="2.895cm" fo:break-before="auto" style:use-optimal-row-height="false"/>
    </style:style>
    <style:style style:name="ro17" style:family="table-row">
      <style:table-row-properties style:row-height="2.316cm" fo:break-before="auto" style:use-optimal-row-height="false"/>
    </style:style>
    <style:style style:name="ro18" style:family="table-row">
      <style:table-row-properties style:row-height="2.448cm" fo:break-before="auto" style:use-optimal-row-height="false"/>
    </style:style>
    <style:style style:name="ro19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Задачки разные. Какие ТЗ</text:p>
          </table:table-cell>
          <table:table-cell office:value-type="string">
            <text:p>Чуть льёт воды.</text:p>
          </table:table-cell>
        </table:table-row>
        <table:table-row table:style-name="ro2">
          <table:table-cell office:value-type="string">
            <text:p>Какие задачи примеры</text:p>
          </table:table-cell>
          <table:table-cell office:value-type="string">
            <text:p>рассказывает про бизнес не рассказывает про технику</text:p>
          </table:table-cell>
        </table:table-row>
        <table:table-row table:style-name="ro3">
          <table:table-cell office:value-type="string">
            <text:p>как определяют границы разделения, присутствует</text:p>
            <text:p><text:s/>ли DDD</text:p>
          </table:table-cell>
          <table:table-cell office:value-type="string">
            <text:p>Мастер-сервисы? Уход от технического ответа. Не ответил как</text:p>
            <text:p><text:s/>Раздёляют границы</text:p>
          </table:table-cell>
        </table:table-row>
        <table:table-row table:style-name="ro4">
          <table:table-cell office:value-type="string">
            <text:p>Как определили что быстрее стало?</text:p>
          </table:table-cell>
          <table:table-cell office:value-type="string">
            <text:p>кэши, не вспомнил про JDBC. Убрали hibernate</text:p>
          </table:table-cell>
        </table:table-row>
        <table:table-row table:style-name="ro5">
          <table:table-cell office:value-type="string">
            <text:p>Тюнингом монолита в хибернейте занимался?</text:p>
          </table:table-cell>
          <table:table-cell office:value-type="string">
            <text:p>Не было хибернейта. </text:p>
          </table:table-cell>
        </table:table-row>
        <table:table-row table:style-name="ro6">
          <table:table-cell office:value-type="string">
            <text:p>Технология блиц:</text:p>
          </table:table-cell>
          <table:table-cell office:value-type="string">
            <text:p>котлин: пробовал, отношение было бы интекресно</text:p>
            <text:p>Ci-cd: оч мало попутал helm и ci-cd</text:p>
            <text:p>Front: swing/JSP задачу надо выполнять отношение не оч понятно</text:p>
          </table:table-cell>
        </table:table-row>
        <table:table-row table:style-name="ro7">
          <table:table-cell office:value-type="string">
            <text:p>тех.часть: </text:p>
          </table:table-cell>
          <table:table-cell/>
        </table:table-row>
        <table:table-row table:style-name="ro8">
          <table:table-cell office:value-type="string">
            <text:p>1 задачка Класс car как рефакторить чтобы применить</text:p>
            <text:p><text:s/>Полиморфизм</text:p>
            <text:p/>
            <text:p>Что можно вынести в подкласс</text:p>
            <text:p/>
            <text:p>Когда начинает работаь полиморфизм</text:p>
          </table:table-cell>
          <table:table-cell office:value-type="string">
            <text:p>объяснил полиморфизм нормально</text:p>
            <text:p>Сказал что можно вынести базовую скорость.</text:p>
            <text:p/>
            <text:p>Два типа полиморфизма не рассказал. Runtime и compile time</text:p>
          </table:table-cell>
        </table:table-row>
        <table:table-row table:style-name="ro9">
          <table:table-cell office:value-type="string">
            <text:p>Прокси и декоратор разница</text:p>
          </table:table-cell>
          <table:table-cell office:value-type="string">
            <text:p>Декоратор – оборачивает ( input output stream не сказал)</text:p>
            <text:p>Прокси – про интерфейсы вспомнил про спринг</text:p>
            <text:p><text:s/>Но не сказал про Transactional не <text:s/>сказал про перехват вызово</text:p>
            <text:p>Где используется не сказал.</text:p>
            <text:p/>
            <text:p>*декоратор расширяет</text:p>
          </table:table-cell>
        </table:table-row>
        <table:table-row table:style-name="ro10">
          <table:table-cell office:value-type="string">
            <text:p>spring платёж 2 задачка</text:p>
            <text:p/>
          </table:table-cell>
          <table:table-cell office:value-type="string">
            <text:p>Зачем нужна транзакция – для согласованности данных.</text:p>
            <text:p>Механизмы CJLIB </text:p>
            <text:p>2 работы транзакций 1 – cjlib 2 – не помню</text:p>
            <text:p/>
            <text:p>*proxy нет интерфеса не public</text:p>
            <text:p>Final – не даёт создать интерфейс</text:p>
            <text:p>Инъекции нет – вынос pay в отдельный интерфейс</text:p>
          </table:table-cell>
        </table:table-row>
        <table:table-row table:style-name="ro11">
          <table:table-cell office:value-type="string">
            <text:p>error/exception</text:p>
          </table:table-cell>
          <table:table-cell office:value-type="string">
            <text:p>stackoverflow/outofmemory задача</text:p>
            <text:p/>
            <text:p/>
            <text:p/>
            <text:p>Рассказал что есть стэк и куча. Стэк организован ??? не сказал попросил</text:p>
            <text:p>Подсказку. Сказал про FIFO-LIFO</text:p>
            <text:p/>
            <text:p>Предложил как сделать outofmemory с подсказками. Дошёл до добавления</text:p>
            <text:p>Объектов в список</text:p>
          </table:table-cell>
        </table:table-row>
        <table:table-row table:style-name="ro12">
          <table:table-cell office:value-type="string">
            <text:p>что храним в стеке вызовов какой тип</text:p>
          </table:table-cell>
          <table:table-cell office:value-type="string">
            <text:p>храним стринги в стеке. Не оч ответил</text:p>
          </table:table-cell>
        </table:table-row>
        <table:table-row table:style-name="ro13">
          <table:table-cell office:value-type="string">
            <text:p>Как работает Garbaje collector </text:p>
          </table:table-cell>
          <table:table-cell office:value-type="string">
            <text:p>Как работает GC</text:p>
            <text:p>= слабая ссылка</text:p>
          </table:table-cell>
        </table:table-row>
        <table:table-row table:style-name="ro14">
          <table:table-cell office:value-type="string">
            <text:p>Предел arraylist есть ли число</text:p>
          </table:table-cell>
          <table:table-cell office:value-type="string">
            <text:p>75% лист увеличится. Сказал что предел не знает</text:p>
            <text:p>Подсказка – size – int – сказал что integer_max_int</text:p>
          </table:table-cell>
        </table:table-row>
        <table:table-row table:style-name="ro15">
          <table:table-cell office:value-type="string">
            <text:p>Какой вес ссылки</text:p>
          </table:table-cell>
          <table:table-cell office:value-type="string">
            <text:p>не знает сколько ссылка</text:p>
            <text:p/>
            <text:p>*64/32 – ответ</text:p>
          </table:table-cell>
        </table:table-row>
        <table:table-row table:style-name="ro16">
          <table:table-cell office:value-type="string">
            <text:p>Задачка 3 есть ли проблемы в коде</text:p>
          </table:table-cell>
          <table:table-cell office:value-type="string">
            <text:p>Зачем 2 синхронайзда.</text:p>
            <text:p>Сказал не нормально что внутри синхр нет кода</text:p>
            <text:p/>
            <text:p>Атомарно надо сделать.</text:p>
            <text:p/>
            <text:p>Не сказал про дедлок</text:p>
          </table:table-cell>
        </table:table-row>
        <table:table-row table:style-name="ro17">
          <table:table-cell office:value-type="string">
            <text:p>очереди</text:p>
          </table:table-cell>
          <table:table-cell/>
        </table:table-row>
        <table:table-row table:style-name="ro9">
          <table:table-cell office:value-type="string">
            <text:p>семантики доставки</text:p>
            <text:p/>
            <text:p>Хотелось бы чтобы 1 раз – есть ли</text:p>
            <text:p/>
            <text:p>Где можно потерять сообщения?</text:p>
          </table:table-cell>
          <table:table-cell office:value-type="string">
            <text:p>семантики не понял. Гарантии – ок. Есть response. Кафка – асинхронная.</text:p>
            <text:p>Рассказал верхнеуровнево про семантики – либо 0 либо 1 или больше</text:p>
            <text:p/>
            <text:p>Не рассказал at most once</text:p>
            <text:p/>
            <text:p>Не сказал где</text:p>
          </table:table-cell>
        </table:table-row>
        <table:table-row table:style-name="ro18">
          <table:table-cell office:value-type="string">
            <text:p>Задачка на SQL</text:p>
            <text:p>*учесть главного босса</text:p>
            <text:p/>
            <text:p>Учитывает ли кейс главного босса</text:p>
          </table:table-cell>
          <table:table-cell office:value-type="string">
            <text:p>написал join</text:p>
          </table:table-cell>
        </table:table-row>
      </table:table>
      <table:table table:name="Лист2" table:style-name="ta1" table:print="false">
        <table:table-column table:style-name="co3" table:default-cell-style-name="Default"/>
        <table:table-row table:style-name="ro19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1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29">29/08/2025</text:date>, <text:time>17:04:3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8-29T12:52:03.57</meta:creation-date>
    <dc:date>2025-08-29T17:04:30.88</dc:date>
    <meta:editing-duration>PT2H56M16S</meta:editing-duration>
    <meta:editing-cycles>1</meta:editing-cycles>
    <meta:document-statistic meta:table-count="3" meta:cell-count="36" meta:object-count="0"/>
    <meta:generator>OpenOffice/4.1.11$Win32 OpenOffice.org_project/4111m1$Build-9808</meta:generator>
  </office:meta>
</office:document-meta>
</file>